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3.179cm" fo:min-width="2.802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fo:min-height="0.631cm"/>
    </style:style>
    <style:style style:name="gr4" style:family="graphic" style:parent-style-name="standard">
      <style:graphic-properties draw:stroke="none" svg:stroke-color="#000000" draw:fill="none" draw:fill-color="#ffffff" fo:min-height="0.794cm"/>
    </style:style>
    <style:style style:name="gr5" style:family="graphic" style:parent-style-name="standard">
      <style:graphic-properties draw:stroke="none" svg:stroke-color="#000000" draw:fill="none" draw:fill-color="#ffffff" fo:min-height="0.667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3.429cm" svg:x="7.223cm" svg:y="5.82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905cm" svg:height="0.962cm" svg:x="5.68cm" svg:y="9.209cm">
          <draw:text-box>
            <text:p>(x,y)</text:p>
          </draw:text-box>
        </draw:frame>
        <draw:frame draw:style-name="gr3" draw:text-style-name="P2" draw:layer="layout" svg:width="4.081cm" svg:height="0.962cm" svg:x="10.381cm" svg:y="9.009cm">
          <draw:text-box>
            <text:p>(x + width,y)</text:p>
          </draw:text-box>
        </draw:frame>
        <draw:frame draw:style-name="gr4" draw:text-style-name="P2" draw:layer="layout" svg:width="4.257cm" svg:height="1.044cm" svg:x="3.282cm" svg:y="4.909cm">
          <draw:text-box>
            <text:p>(x ,y+ height)</text:p>
          </draw:text-box>
        </draw:frame>
        <draw:frame draw:style-name="gr5" draw:text-style-name="P2" draw:layer="layout" svg:width="6.157cm" svg:height="0.962cm" svg:x="10.283cm" svg:y="4.909cm">
          <draw:text-box>
            <text:p>(x+width ,y+ height)</text:p>
          </draw:text-box>
        </draw:frame>
        <draw:custom-shape draw:style-name="gr6" draw:text-style-name="P3" draw:layer="layout" svg:width="0.254cm" svg:height="0.254cm" svg:x="7.089cm" svg:y="9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10.39cm" svg:y="9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7.09cm" svg:y="5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10.39cm" svg:y="5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8T03:15:51.457507190</meta:creation-date>
    <dc:date>2016-09-08T03:23:32.760523082</dc:date>
    <meta:editing-duration>PT7M41S</meta:editing-duration>
    <meta:editing-cycles>1</meta:editing-cycles>
    <meta:document-statistic meta:object-count="9"/>
    <meta:generator>LibreOffice/5.1.4.2$Linux_X86_64 LibreOffice_project/10m0$Build-2</meta:generator>
  </office:meta>
</office:document-meta>
</file>